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L1"/>
    <style:style style:name="P3" style:family="paragraph" style:parent-style-name="Standard" style:list-style-name="L1">
      <style:text-properties fo:color="#993366"/>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style style:name="P6" style:family="paragraph" style:parent-style-name="List_20_Paragraph">
      <style:text-properties fo:color="#993366"/>
    </style:style>
    <style:style style:name="P7" style:family="paragraph" style:parent-style-name="List_20_Paragraph" style:list-style-name="L1">
      <style:text-properties fo:color="#993366"/>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993366"/>
    </style:style>
    <style:style style:name="T6" style:family="text">
      <style:text-properties fo:color="#993366" fo:font-size="12pt" style:font-size-asian="12pt" style:font-size-complex="12pt"/>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Study Guide for Exam 2</text:span></text:p>
      <text:p text:style-name="P1"/>
      <text:p text:style-name="Standard"><text:span text:style-name="T3">Format of the Exam</text:span></text:p>
      <text:p text:style-name="Standard"><text:span text:style-name="T1">There will be two sections:</text:span></text:p>
      <text:p text:style-name="Standard"><text:span text:style-name="T1">1) Short Answer – I’ll give you three or four shorter questions and you have to answer </text:span><text:span text:style-name="T4">2 of them</text:span><text:span text:style-name="T1">. <text:s/>I’ll be looking here for about half-to-3/4s of a page each. <text:s/>They’re supposed to be about half of what the next section will require. <text:s/></text:span></text:p>
      <text:p text:style-name="Standard"><text:span text:style-name="T1">These questions are simply designed to see how well you know the material. <text:s/>I want you to explain how an argument/claim goes, and I want you to do it accurately. <text:s/>Providing examples to illustrate what you’re saying always helps. <text:s/>My emphasis on grading these things is on the accuracy first—with the helpfulness of the explanation decidedly second (though I do use it as a tiebreaker with other answers I read).</text:span></text:p>
      <text:p text:style-name="Standard"><text:span text:style-name="T1">2) Long Answer – I’ll give you two or three longer questions, and you have to answer </text:span><text:span text:style-name="T4">1 of them</text:span><text:span text:style-name="T1">. <text:s/>This will be like a full page-to-1.5 pages. <text:s/></text:span></text:p>
      <text:p text:style-name="Standard"><text:span text:style-name="T1">There is still an emphasis on explaining accurately what the view/argument is in this section. <text:s/>And you should take that part most seriously. <text:s/>But I am also seriously interested in how you think about the issue. <text:s/>So in this section I ask you to explain your own perspective and defend it. <text:s/>This is supposed to be your chance to engage the material and actually participate in the discussion. <text:s/>As I always say, remember that I do not care what your ultimate view is (as long as you give it a plausible defense).</text:span></text:p>
      <text:p text:style-name="Standard"/>
      <text:p text:style-name="Standard"><text:span text:style-name="T2">Content of Exam 2</text:span></text:p>
      <text:p text:style-name="Standard"><text:span text:style-name="T1">Below are the papers we’ve discussed that I am going to ask questions about. I list some of the things which I consider ‘question worthy’. That doesn’t mean I will for sure ask about those things, but they’re questions you might find on the exam. There are other thing we will cover before the exam, but I won’t ask about them. The exam will only consist of items you see here. I might also ask questions that relate certain authors’ views to each other. That is, I might ask you to compare and contrast different arguments and ask you which view you prefer. </text:span></text:p>
      <text:p text:style-name="P1"/>
      <text:list xml:id="list4582588191" text:style-name="WWNum1">
        <text:list-item>
          <text:p text:style-name="P5"><text:span text:style-name="T1">The limits of conscientious objection</text:span></text:p>
        </text:list-item>
      </text:list>
      <text:p text:style-name="Standard"><text:soft-page-break/><text:span text:style-name="T1">Make sure you know the main argument used in the paper (the analogy with conscientious objection). Cantor and Baum also list a number of arguments for why pharmacists should not be allowed to refuse to fill prescriptions. Make sure you understand and can discuss at least two of them. </text:span></text:p>
      <text:list xml:id="list1025356477" text:style-name="L1">
        <text:list-header>
          <text:p text:style-name="P3"><text:span text:style-name="T1">(1) Moral freedom here analogous to religious freedom in wartimes. (pharmacists:soldiers::morality:religion)</text:span></text:p>
          <text:p text:style-name="P3"><text:span text:style-name="T1">(2) Soldiers could get out of war for religious reasons back then</text:span></text:p>
          <text:p text:style-name="P3"><text:span text:style-name="T1">(3) So pharmacists can get out of their jobs for moral reasons now</text:span></text:p>
          <text:p text:style-name="P7"><text:span text:style-name="T1">---</text:span></text:p>
          <text:p text:style-name="P7"><text:span text:style-name="T1">Pharmacists Should Exercise Independent Judgement</text:span></text:p>
          <text:p text:style-name="P3"><text:span text:style-name="T1">If you're trained enough, you should be able to make decisions on your own without being questioned. Pharmacists fit this idea, so they should be able to refuse</text:span></text:p>
          <text:p text:style-name="P2"><text:span text:style-name="T6">Professionals Shouldn't Have to Sacrifice Morals to Hold a Job</text:span></text:p>
          <text:p text:style-name="P2"><text:span text:style-name="T6"/></text:p>
        </text:list-header>
      </text:list>
      <text:list xml:id="list610820232" text:continue-list="list4582588191" text:style-name="WWNum1">
        <text:list-item>
          <text:p text:style-name="P5"><text:span text:style-name="T1">Conscientious Refusal and the Doctor’s Right to Quit</text:span></text:p>
        </text:list-item>
      </text:list>
      <text:p text:style-name="List_20_Paragraph"><text:span text:style-name="T1">Here the main thing I want you to understand is Davis’ really difficult argument for why he thinks doctors do have a qualified right to refuse treatment. It’s a very difficult argument and his position is not well-stated. What I am mostly looking for is your ability to say, in your own words, what the qualifications are for why a doctor is allowed to refuse. Know how his view implies that the doctor could be mistaken in his analysis of the situation, and still be allowed to refuse. Know how his view implies that the doctor can refuse even for personal reasons. Know how his view implies that one doctor could refuse to treat a patient, but another doctor may not be allowed to refuse that very patient. Be prepared to answer questions about the truth of these implications (i.e., have a view about whether you think these implications are acceptable). </text:span></text:p>
      <text:p text:style-name="P6"><text:span text:style-name="T1">(1) You can only quit if you can get the patient back where they were before</text:span></text:p>
      <text:p text:style-name="P6"><text:span text:style-name="T1">(2) If a doctor can do that, then they can refuse a patient</text:span></text:p>
      <text:p text:style-name="P6"><text:span text:style-name="T1">Qualifications: get the patient back to how they were before they came to you, in every area possible. </text:span></text:p>
      <text:p text:style-name="P1"/>
      <text:list xml:id="list1833405060" text:continue-numbering="true" text:style-name="WWNum1">
        <text:list-item>
          <text:p text:style-name="P5"><text:soft-page-break/><text:span text:style-name="T1">The Ethics of Sales</text:span></text:p>
        </text:list-item>
      </text:list>
      <text:p text:style-name="List_20_Paragraph"><text:span text:style-name="T1">Make sure you can explain the conditions that Holley thinks constrains appropriate sales (voluntary exchanges), and Carson’s criticism of those conditions. Make sure you know the conditions that Carson thinks applies to appropriate sales. Make sure you know the two conditions that Carson thinks he cannot justify, but he thinks could possibly be conditions. Make sure you know roughly what Carson’s argument is for those conditions. Be prepared to criticize Carson’s view. </text:span></text:p>
      <text:p text:style-name="List_20_Paragraph"><text:span text:style-name="T1">(1) Buyer and seller understand what they're giving up/receiving</text:span></text:p>
      <text:p text:style-name="List_20_Paragraph"><text:span text:style-name="T1">(2) Buyer and seller were given all the choices possible</text:span></text:p>
      <text:p text:style-name="List_20_Paragraph"><text:span text:style-name="T1">(3) Buyer and seller are both able to make a rational decision</text:span></text:p>
      <text:p text:style-name="P1"/>
      <text:list xml:id="list723028192" text:continue-numbering="true" text:style-name="WWNum1">
        <text:list-item>
          <text:p text:style-name="P5"><text:span text:style-name="T1">Special Professional Morality and the Duty of Veracity</text:span></text:p>
        </text:list-item>
      </text:list>
      <text:p text:style-name="List_20_Paragraph"><text:span text:style-name="T1">Know the argument Ellin provides for why it is acceptable for professionals to deceive. Ellin mentions three arguments for why deception is not as bad as lying. Know and be able to discuss at least one of them. </text:span></text:p>
      <text:p text:style-name="P1"/>
      <text:list xml:id="list42532644" text:continue-numbering="true" text:style-name="WWNum1">
        <text:list-item>
          <text:p text:style-name="P5"><text:span text:style-name="T1">Should Doctors Tell the Truth?</text:span></text:p>
        </text:list-item>
      </text:list>
      <text:p text:style-name="List_20_Paragraph"><text:span text:style-name="T1">Collins has two arguments I talked about for why doctors really ought to lie to their patients (sometimes). One has to do with benignity, the other with ignorance. He also has an interesting argument for why he thinks that most people cannot really take bad news. Be able to explain that argument and provide some discussion of it. </text:span></text:p>
      <text:p text:style-name="P1"/>
      <text:list xml:id="list1700826516" text:continue-numbering="true" text:style-name="WWNum1">
        <text:list-item>
          <text:p text:style-name="P5"><text:span text:style-name="T1">White Lies</text:span></text:p>
        </text:list-item>
      </text:list>
      <text:p text:style-name="List_20_Paragraph"><text:span text:style-name="T1">McNulty has an argument for why he thinks that newspaper reporters ought to always tell the truth, even if lies would help to uncover some important social issue. Be able to discuss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dc:creator>Tara Moses</dc:creator>
    <meta:editing-cycles>3</meta:editing-cycles>
    <meta:creation-date>2015-11-02T10:47:34</meta:creation-date>
    <dc:date>2015-11-02T11:44:47</dc:date>
    <meta:editing-duration>PT30S</meta:editing-duration>
    <meta:generator>LibreOffice/3.5$Linux_x86 LibreOffice_project/350m1$Build-2</meta:generator>
    <meta:document-statistic meta:table-count="0" meta:image-count="0" meta:object-count="0" meta:page-count="3" meta:paragraph-count="34" meta:word-count="952" meta:character-count="5425" meta:non-whitespace-character-count="4491"/>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